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a525" officeooo:paragraph-rsid="0010a5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D-displays the name or change the current directory.</text:p>
      <text:p text:style-name="P1"/>
      <text:p text:style-name="P1">2. DATE-Displays or sets the date.</text:p>
      <text:p text:style-name="P1"/>
      <text:p text:style-name="P1">3. ECHO- Displays <text:s/>messages,or turns command echoing on or off.</text:p>
      <text:p text:style-name="P1"/>
      <text:p text:style-name="P1">4.FIND- Searches for a test string in a file or files.</text:p>
      <text:p text:style-name="P1"/>
      <text:p text:style-name="P1">5.MKDIR-Creates a directory.</text:p>
      <text:p text:style-name="P1"/>
      <text:p text:style-name="P1">6.PATH-Displays the name of current dierectory or changes the current directory.</text:p>
      <text:p text:style-name="P1"/>
      <text:p text:style-name="P1">7.CLS-Clears the scre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S</meta:editing-duration>
    <meta:editing-cycles>3</meta:editing-cycles>
    <meta:generator>LibreOffice/5.3.0.3$Windows_X86_64 LibreOffice_project/7074905676c47b82bbcfbea1aeefc84afe1c50e1</meta:generator>
    <dc:date>2018-07-15T21:54:29.606000000</dc:date>
    <meta:document-statistic meta:table-count="0" meta:image-count="0" meta:object-count="0" meta:page-count="1" meta:paragraph-count="7" meta:word-count="53" meta:character-count="339" meta:non-whitespace-character-count="292"/>
    <meta:user-defined meta:name="Info 1"/>
    <meta:user-defined meta:name="Info 2"/>
    <meta:user-defined meta:name="Info 3"/>
    <meta:user-defined meta:name="Info 4"/>
  </office:meta>
</office:document-meta>
</file>